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3.1575in"/>
    </style:style>
    <style:style style:name="co7" style:family="table-column">
      <style:table-column-properties fo:break-before="auto" style:column-width="1.4264in"/>
    </style:style>
    <style:style style:name="co8" style:family="table-column">
      <style:table-column-properties fo:break-before="auto" style:column-width="1.8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Sources_20_Pric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Gnumeric-default">
      <style:table-cell-properties style:rotation-align="none"/>
      <style:text-properties style:text-position=""/>
    </style:style>
    <style:style style:name="ce2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Excel_20_Built-in_20_Excel_20_Built-in_20_Gnumeric-default">
      <style:table-cell-properties style:rotation-align="none"/>
    </style:style>
    <style:style style:name="ce6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number-columns-repeated="246" table:default-cell-style-name="ce1"/>
        <table:table-column table:style-name="co5" table:number-columns-repeated="768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Magnetic ball joint 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t description</text:p>
          </table:table-cell>
          <table:table-cell table:style-name="ce2" office:value-type="string" calcext:value-type="string">
            <text:p>Print/Vitamin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units</text:p>
          </table:table-cell>
          <table:table-cell table:style-name="ce2" office:value-type="string" calcext:value-type="string">
            <text:p>Functional Unit</text:p>
          </table:table-cell>
          <table:table-cell table:style-name="ce2" office:value-type="string" calcext:value-type="string">
            <text:p>Functi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]=&quot;&quot;;[.E4];[.E4]*[.F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]=&quot;&quot;;[.E5];[.E5]*[.F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]=&quot;&quot;;[.E6];[.E6]*[.F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linea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&quot;&quot;;[.E7];[.E7]*[.F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3/8” od ring magnet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8]=&quot;&quot;;[.E8];[.E8]*[.F8])" office:value-type="float" office:value="12" calcext:value-type="float">
            <text:p>12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5 timing be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table:formula="of:=IF([.F9]=&quot;&quot;;[.E9];[.E9]*[.F9])" office:value-type="float" office:value="4050" calcext:value-type="float">
            <text:p>405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ming bel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IF([.F10]=&quot;&quot;;[.E10];[.E10]*[.F10])" office:value-type="float" office:value="1452" calcext:value-type="float">
            <text:p>1452</text:p>
          </table:table-cell>
          <table:table-cell table:number-columns-repeated="2" office:value-type="string" calcext:value-type="string">
            <text:p>Tie ro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/8” G25 ball bearing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F11]=&quot;&quot;;[.E11];[.E11]*[.F11])" office:value-type="float" office:value="240" calcext:value-type="float">
            <text:p>24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piv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-Gauge 2 Conduc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&quot;&quot;;[.E12];[.E12]*[.F1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pow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3]=&quot;&quot;;[.E13];[.E13]*[.F1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twisted pai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4]=&quot;&quot;;[.E14];[.E14]*[.F14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power and hot end thermis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mm diameter drill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table:formula="of:=IF([.F15]=&quot;&quot;;[.E15];[.E15]*[.F15])" office:value-type="float" office:value="3570" calcext:value-type="float">
            <text:p>357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guide ro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V 5A power supply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]=&quot;&quot;;[.E16];[.E16]*[.F16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mm x 40mm 12v fa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]=&quot;&quot;;[.E17];[.E17]*[.F1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active cool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mit switch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8]=&quot;&quot;;[.E18];[.E18]*[.F18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lzi controller boa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9]=&quot;&quot;;[.E19];[.E19]*[.F19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0]=&quot;&quot;;[.E20];[.E20]*[.F20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1]=&quot;&quot;;[.E21];[.E21]*[.F21])" office:value-type="float" office:value="18" calcext:value-type="float">
            <text:p>18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2]=&quot;&quot;;[.E22];[.E22]*[.F22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3]=&quot;&quot;;[.E23];[.E23]*[.F23])" office:value-type="float" office:value="18" calcext:value-type="float">
            <text:p>18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4]=&quot;&quot;;[.E24];[.E24]*[.F2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5]=&quot;&quot;;[.E25];[.E25]*[.F25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6]=&quot;&quot;;[.E26];[.E26]*[.F26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7]=&quot;&quot;;[.E27];[.E27]*[.F27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8]=&quot;&quot;;[.E28];[.E28]*[.F28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29]=&quot;&quot;;[.E29];[.E29]*[.F29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0]=&quot;&quot;;[.E30];[.E30]*[.F30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1]=&quot;&quot;;[.E31];[.E31]*[.F31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2]=&quot;&quot;;[.E32];[.E32]*[.F32])" office:value-type="float" office:value="3" calcext:value-type="float">
            <text:p>3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3]=&quot;&quot;;[.E33];[.E33]*[.F33])" office:value-type="float" office:value="12" calcext:value-type="float">
            <text:p>1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4]=&quot;&quot;;[.E34];[.E34]*[.F34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5]=&quot;&quot;;[.E35];[.E35]*[.F35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6]=&quot;&quot;;[.E36];[.E36]*[.F36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7]=&quot;&quot;;[.E37];[.E37]*[.F37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8]=&quot;&quot;;[.E38];[.E38]*[.F38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9]=&quot;&quot;;[.E39];[.E39]*[.F39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0]=&quot;&quot;;[.E40];[.E40]*[.F40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1]=&quot;&quot;;[.E41];[.E41]*[.F41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2]=&quot;&quot;;[.E42];[.E42]*[.F42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3]=&quot;&quot;;[.E43];[.E43]*[.F43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44]=&quot;&quot;;[.E44];[.E44]*[.F44])" office:value-type="float" office:value="16" calcext:value-type="float">
            <text:p>1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5]=&quot;&quot;;[.E45];[.E45]*[.F45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&quot;;[.E46];[.E46]*[.F46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limit switch adjust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7]=&quot;&quot;;[.E47];[.E47]*[.F47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8]=&quot;&quot;;[.E48];[.E48]*[.F48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9]=&quot;&quot;;[.E49];[.E49]*[.F4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50]=&quot;&quot;;[.E50];[.E50]*[.F50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&quot;;[.E51];[.E51]*[.F51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2]=&quot;&quot;;[.E52];[.E52]*[.F5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3]=&quot;&quot;;[.E53];[.E53]*[.F53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4]=&quot;&quot;;[.E54];[.E54]*[.F5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5]=&quot;&quot;;[.E55];[.E55]*[.F5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8mm set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6]=&quot;&quot;;[.E56];[.E56]*[.F5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7]=&quot;&quot;;[.E57];[.E57]*[.F5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8]=&quot;&quot;;[.E58];[.E58]*[.F5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9]=&quot;&quot;;[.E59];[.E59]*[.F5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0]=&quot;&quot;;[.E60];[.E60]*[.F60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unting screw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1]=&quot;&quot;;[.E61];[.E61]*[.F6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F62]=&quot;&quot;;[.E62];[.E62]*[.F62])" office:value-type="float" office:value="9" calcext:value-type="float">
            <text:p>9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x 40mm hex head bo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3]=&quot;&quot;;[.E63];[.E63]*[.F6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4]=&quot;&quot;;[.E64];[.E64]*[.F64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&quot;;[.E65];[.E65]*[.F6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6]=&quot;&quot;;[.E66];[.E66]*[.F6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 tooth T5 pulley w/ D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7]=&quot;&quot;;[.E67];[.E67]*[.F6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irtripper's drive bod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8]=&quot;&quot;;[.E68];[.E68]*[.F6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hold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9]=&quot;&quot;;[.E69];[.E69]*[.F6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0]=&quot;&quot;;[.E70];[.E70]*[.F70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tie ro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1]=&quot;&quot;;[.E71];[.E71]*[.F7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rriag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2]=&quot;&quot;;[.E72];[.E72]*[.F7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lek_effe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3]=&quot;&quot;;[.E73];[.E73]*[.F73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_idl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4]=&quot;&quot;;[.E74];[.E74]*[.F74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_mo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5]=&quot;&quot;;[.E75];[.E75]*[.F75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xed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6]=&quot;&quot;;[.E76];[.E76]*[.F7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ong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ree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7]=&quot;&quot;;[.E77];[.E77]*[.F7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short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8]=&quot;&quot;;[.E78];[.E78]*[.F78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ase plat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9]=&quot;&quot;;[.E79];[.E79]*[.F79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mm x 605mm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0]=&quot;&quot;;[.E80];[.E80]*[.F80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vertical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i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81]=&quot;&quot;;[.E81];[.E81]*[.F8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table:formula="of:=IF([.F82]=&quot;&quot;;[.E82];[.E82]*[.F82])" office:value-type="float" office:value="630" calcext:value-type="float">
            <text:p>630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mall wire tie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83]=&quot;&quot;;[.E83];[.E83]*[.F83])" office:value-type="float" office:value="10" calcext:value-type="float">
            <text:p>10</text:p>
          </table:table-cell>
          <table:table-cell office:value-type="string" calcext:value-type="string">
            <text:p>Fram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k7 drive gea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4]=&quot;&quot;;[.E84];[.E84]*[.F84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BOM&quot;"/>
          <table:named-range table:name="_xlnm._FilterDatabase" table:base-cell-address="$BOM.$A$1" table:cell-range-address="$BOM.$A$3:.$I$93"/>
          <table:named-range table:name="_xlnm._FilterDatabase_1" table:base-cell-address="$BOM.$A$1" table:cell-range-address="$BOM.$A$3:.$I$93"/>
        </table:named-expressions>
      </table:table>
      <table:table table:name="Sources Prices" table:style-name="ta2">
        <office:forms form:automatic-focus="false" form:apply-design-mode="false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3"/>
        <table:table-column table:style-name="co5" table:number-columns-repeated="4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art 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 washer</text:p>
          </table:table-cell>
          <table:table-cell office:value-type="string" calcext:value-type="string">
            <text:p>93475A19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 x 10mm socket head cap screw</text:p>
          </table:table-cell>
          <table:table-cell office:value-type="string" calcext:value-type="string">
            <text:p>91292A01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nut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nylock nut</text:p>
          </table:table-cell>
          <table:table-cell office:value-type="string" calcext:value-type="string">
            <text:p>93625A10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threaded rod</text:p>
          </table:table-cell>
          <table:table-cell office:value-type="string" calcext:value-type="string">
            <text:p>90024A04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washe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91292A113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91292A02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91292A11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91292A02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91292A022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91292A02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50mm screw</text:p>
          </table:table-cell>
          <table:table-cell office:value-type="string" calcext:value-type="string">
            <text:p>91292A026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92095A179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8mm set screw</text:p>
          </table:table-cell>
          <table:table-cell office:value-type="string" calcext:value-type="string">
            <text:p>92015A10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92470A15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nut</text:p>
          </table:table-cell>
          <table:table-cell office:value-type="string" calcext:value-type="string">
            <text:p>91828A23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91292A11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91292A12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nut</text:p>
          </table:table-cell>
          <table:table-cell office:value-type="string" calcext:value-type="string">
            <text:p>91828A41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washer</text:p>
          </table:table-cell>
          <table:table-cell office:value-type="string" calcext:value-type="string">
            <text:p>93475A27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x 40mm hex head bolt</text:p>
          </table:table-cell>
          <table:table-cell office:value-type="string" calcext:value-type="string">
            <text:p>91287A30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8mm diameter drill rod</text:p>
          </table:table-cell>
          <table:table-cell office:value-type="string" calcext:value-type="string">
            <text:p>8116K3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4mm OD x 2mm ID PTFE tubing</text:p>
          </table:table-cell>
          <table:table-cell office:value-type="string" calcext:value-type="string">
            <text:p>2129T24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0.25” OD x 0.222” ID Al tubing</text:p>
          </table:table-cell>
          <table:table-cell office:value-type="string" calcext:value-type="string">
            <text:p>K&amp;S p/n 106</text:p>
          </table:table-cell>
          <table:table-cell office:value-type="string" calcext:value-type="string">
            <text:p>http://www.amazon.com/gp/product/B002YGKV3E/ref=oh_details_o01_s00_i00?ie=UTF8&amp;psc=1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3/8” od ring magnets</text:p>
          </table:table-cell>
          <table:table-cell office:value-type="string" calcext:value-type="string">
            <text:p>R622CS-P</text:p>
          </table:table-cell>
          <table:table-cell office:value-type="string" calcext:value-type="string">
            <text:p>https://www.kjmagnetics.com/proddetail.asp?prod=R622CS-P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3/8” G25 ball bearings</text:p>
          </table:table-cell>
          <table:table-cell/>
          <table:table-cell office:value-type="string" calcext:value-type="string">
            <text:p>http://www.amazon.com/gp/product/B002BBD4SG/ref=oh_details_o08_s00_i00?ie=UTF8&amp;psc=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608zz bearing</text:p>
          </table:table-cell>
          <table:table-cell/>
          <table:table-cell office:value-type="string" calcext:value-type="string">
            <text:p>http://www.amazon.com/608-ZZ-Skateboard-Bearing-8x22x7-Shielded/dp/B0045F9LAG/ref=sr_1_8?ie=UTF8&amp;qid=1376866413&amp;sr=8-8&amp;keywords=608z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M8UU bearing</text:p>
          </table:table-cell>
          <table:table-cell/>
          <table:table-cell office:value-type="string" calcext:value-type="string">
            <text:p>http://www.amazon.com/gp/product/B00AGCL3OO?ie=UTF8&amp;seller=A3KVMBTSS8BMR6&amp;sn=Sidewinderi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R105zz 5mm x 10mm x 4mm bearing</text:p>
          </table:table-cell>
          <table:table-cell/>
          <table:table-cell office:value-type="string" calcext:value-type="string">
            <text:p>http://www.amazon.com/5x10x4MM-SEALED-BEARING-TRAXXAS-MINIATURE/dp/B00AF0STJY/ref=sr_1_11?ie=UTF8&amp;qid=1376866519&amp;sr=8-11&amp;keywords=mr105z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5 timing belt</text:p>
          </table:table-cell>
          <table:table-cell/>
          <table:table-cell office:value-type="string" calcext:value-type="string">
            <text:p>http://shop.polybelt.com/6T5-Open-End-Belt-Roll-Polyurethane-with-Steel-Cords-B6T5-MPS.ht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6-Gauge 2 Conductor</text:p>
          </table:table-cell>
          <table:table-cell/>
          <table:table-cell office:value-type="string" calcext:value-type="string">
            <text:p>http://www.amazon.com/Mediabridge-Gauge-Speaker-Wire-Feet/dp/B0044YPN0A/ref=sr_1_2?ie=UTF8&amp;qid=1376867159&amp;sr=8-2&amp;keywords=16-Gauge+2+Conduct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/8” shock cord</text:p>
          </table:table-cell>
          <table:table-cell/>
          <table:table-cell office:value-type="string" calcext:value-type="string">
            <text:p>http://www.amazon.com/SGT-KNOTS-DiamondGrip-Shock-Cord/dp/B00CA4TNX4/ref=sr_1_2?ie=UTF8&amp;qid=1376867291&amp;sr=8-2&amp;keywords=1%2F8%22+shock+co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mit switch</text:p>
          </table:table-cell>
          <table:table-cell office:value-type="string" calcext:value-type="string">
            <text:p>SW767-ND</text:p>
          </table:table-cell>
          <table:table-cell office:value-type="string" calcext:value-type="string">
            <text:p>http://www.digikey.com/product-detail/en/SS-3GLPT/SW767-ND/6647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2V 5A power supply</text:p>
          </table:table-cell>
          <table:table-cell/>
          <table:table-cell office:value-type="string" calcext:value-type="string">
            <text:p>http://www.amazon.com/gp/product/B0023Y9EQC/ref=oh_details_o00_s01_i00?ie=UTF8&amp;psc=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40mm x 40mm 12v fan</text:p>
          </table:table-cell>
          <table:table-cell/>
          <table:table-cell office:value-type="string" calcext:value-type="string">
            <text:p>http://www.kysanelectronics.com/Products/Detail.php?recordID=773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lzi controller board</text:p>
          </table:table-cell>
          <table:table-cell/>
          <table:table-cell office:value-type="string" calcext:value-type="string">
            <text:p>http://www.rp3d.com/10pcs-melzi-of-3d-printer-p-20.htm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EMA17 stepper motor</text:p>
          </table:table-cell>
          <table:table-cell/>
          <table:table-cell office:value-type="string" calcext:value-type="string">
            <text:p>http://www.kysanelectronics.com/Products/Detail.php?recordID=78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-head hot end, 1.75mm x 0.5mm</text:p>
          </table:table-cell>
          <table:table-cell/>
          <table:table-cell office:value-type="string" calcext:value-type="string">
            <text:p>hotends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” x 1/4” rubber fuel line</text:p>
          </table:table-cell>
          <table:table-cell/>
          <table:table-cell office:value-type="string" calcext:value-type="string">
            <text:p>http://www.amazon.com/Dayco-80057-Fuel-Line-Roll/dp/B000CIZV7C/ref=sr_1_5?ie=UTF8&amp;qid=1376873690&amp;sr=8-5&amp;keywords=1%2F4+inch+fuel+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k7 drive gear</text:p>
          </table:table-cell>
          <table:table-cell/>
          <table:table-cell office:value-type="string" calcext:value-type="string">
            <text:p>http://twelvepro.com/index.php?route=product/product&amp;product_id=5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Sources Prices&quot;"/>
          <table:named-expression table:name="_xlnm._FilterDatabase" table:base-cell-address="$BOM.$A$1" table:expression="#REF!"/>
          <table:named-expression table:name="_xlnm._FilterDatabase_1" table:base-cell-address="$BOM.$A$1" table:expression="#REF!"/>
        </table:named-expressions>
      </table:table>
      <table:table table:name="Calculators" table:style-name="ta3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Tie Rods: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ength of rod:</text:p>
          </table:table-cell>
          <table:table-cell table:style-name="ce10" office:value-type="float" office:value="300" calcext:value-type="float">
            <text:p>300.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od ID:</text:p>
          </table:table-cell>
          <table:table-cell table:style-name="ce10" office:value-type="float" office:value="4.2" calcext:value-type="float">
            <text:p>4.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ameter of ball bearing:</text:p>
          </table:table-cell>
          <table:table-cell table:style-name="ce10" office:value-type="float" office:value="10.319" calcext:value-type="float">
            <text:p>10.3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ivot c-c:</text:p>
          </table:table-cell>
          <table:table-cell table:style-name="ce10" table:formula="of:=SQRT(([.B6] /2)^2-([.B5]/2)^2)*2+[.B4]" office:value-type="float" office:value="309.425590750717" calcext:value-type="float">
            <text:p>309.43</text:p>
          </table:table-cell>
          <table:table-cell office:value-type="string" calcext:value-type="string">
            <text:p>mm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office:value-type="string" calcext:value-type="string">
            <text:p>carbon fibre tube</text:p>
          </table:table-cell>
          <table:table-cell office:value-type="string" calcext:value-type="string">
            <text:p>6mm/4.2mm/1.6m</text:p>
          </table:table-cell>
          <table:table-cell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carbon fibre tube</text:p>
          </table:table-cell>
          <table:table-cell office:value-type="string" calcext:value-type="string">
            <text:p>8mm/6mm/1.6m</text:p>
          </table:table-cell>
          <table:table-cell/>
        </table:table-row>
      </table:table>
      <table:named-expressions>
        <table:named-range table:name="bom" table:base-cell-address="$BOM.$A$1" table:cell-range-address="$BOM.$A$3:.$I$93"/>
        <table:named-range table:name="sources" table:base-cell-address="$BOM.$A$1" table:cell-range-address="$'Sources Prices'.$A$3:.$C$47"/>
        <table:named-range table:name="__Anonymous_Sheet_DB__0" table:base-cell-address="$BOM.$A$1" table:cell-range-address="$BOM.$A$4:.$I$83"/>
        <table:named-range table:name="__Anonymous_Sheet_DB__2" table:base-cell-address="$BOM.$A$1" table:cell-range-address="$'Sources Prices'.$A$4:.$A$196"/>
        <table:named-expression table:name="__Anonymous_Sheet_DB__3" table:base-cell-address="$BOM.$A$1" table:expression="#REF!"/>
      </table:named-expressions>
      <table:database-ranges>
        <table:database-range table:name="BOM" table:target-range-address="BOM.A3:BOM.I84" table:orientation="column"/>
        <table:database-range table:name="__Anonymous_Sheet_DB__0" table:target-range-address="BOM.A3:BOM.I93" table:display-filter-buttons="true" table:orientation="column"/>
        <table:database-range table:name="__Anonymous_Sheet_DB__1" table:target-range-address="'Sources Prices'.A3:'Sources Prices'.C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ans" fo:font-family="Sans" style:font-family-generic="swiss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Gnumeric-default" style:display-name="Excel Built-in Excel Built-in 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family="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0.4902in" fo:margin-bottom="0.4902in" fo:margin-left="0.4902in" fo:margin-right="0.4902in" style:first-page-number="continu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first-page-number="1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MOST Delta Check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6:14:16.321701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ivot" style:display-name="PageStyle_pivo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ources_20_Prices" style:display-name="PageStyle_Sources 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orksheet" style:display-name="PageStyle_work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Invoice" style:display-name="PageStyle_Invoi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2:37:24</meta:creation-date>
    <dc:date>2014-06-18T16:36:57.350883549</dc:date>
    <meta:editing-cycles>80</meta:editing-cycles>
    <meta:editing-duration>PT20H13M22S</meta:editing-duration>
    <meta:generator>LibreOffice/4.2.4.2$Linux_X86_64 LibreOffice_project/420m0$Build-2</meta:generator>
    <meta:print-date>2014-01-05T17:46:08.236950862</meta:print-date>
    <dc:creator>Valentin Marinov</dc:creator>
    <meta:printed-by>Jerry </meta:printed-by>
    <meta:document-statistic meta:table-count="3" meta:cell-count="779" meta:object-count="0"/>
  </office:meta>
</office:document-meta>
</file>